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0ad939" officeooo:paragraph-rsid="000ad939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en" fo:country="US" fo:font-weight="bold" officeooo:rsid="000ad939" officeooo:paragraph-rsid="000c174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en" fo:country="US" fo:font-weight="bold" officeooo:rsid="000ad939" officeooo:paragraph-rsid="000cad50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ru" fo:country="RU" style:text-underline-style="solid" style:text-underline-width="auto" style:text-underline-color="font-color" fo:font-weight="bold" officeooo:rsid="000d46fd" officeooo:paragraph-rsid="000d46f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ru" fo:country="RU" style:text-underline-style="none" fo:font-weight="bold" officeooo:rsid="000d46fd" officeooo:paragraph-rsid="000d46f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 style:list-style-name="L1">
      <style:text-properties fo:language="en" fo:country="US" officeooo:rsid="000ad939" officeooo:paragraph-rsid="000ad939"/>
    </style:style>
    <style:style style:name="P7" style:family="paragraph" style:parent-style-name="Standard">
      <style:text-properties fo:language="en" fo:country="US" officeooo:rsid="000ad939" officeooo:paragraph-rsid="000ad939"/>
    </style:style>
    <style:style style:name="P8" style:family="paragraph" style:parent-style-name="Standard" style:list-style-name="L2">
      <style:text-properties fo:language="en" fo:country="US" officeooo:rsid="000ad939" officeooo:paragraph-rsid="000ad939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en" fo:country="US" officeooo:rsid="000ad939" officeooo:paragraph-rsid="000c174d" style:language-asian="zxx" style:country-asian="none" style:language-complex="zxx" style:country-complex="none"/>
    </style:style>
    <style:style style:name="P10" style:family="paragraph" style:parent-style-name="Standard">
      <style:text-properties fo:language="en" fo:country="US" officeooo:rsid="000ad939" officeooo:paragraph-rsid="000ad939" style:language-asian="zxx" style:country-asian="none" style:language-complex="zxx" style:country-complex="none"/>
    </style:style>
    <style:style style:name="P11" style:family="paragraph" style:parent-style-name="Standard">
      <style:text-properties fo:language="en" fo:country="US" officeooo:rsid="000ad939" officeooo:paragraph-rsid="000c174d" style:language-asian="zxx" style:country-asian="none" style:language-complex="zxx" style:country-complex="none"/>
    </style:style>
    <style:style style:name="P12" style:family="paragraph" style:parent-style-name="Standard" style:list-style-name="L2">
      <style:text-properties fo:language="en" fo:country="US" officeooo:rsid="000c174d" officeooo:paragraph-rsid="000c174d" style:language-asian="zxx" style:country-asian="none" style:language-complex="zxx" style:country-complex="none"/>
    </style:style>
    <style:style style:name="P13" style:family="paragraph" style:parent-style-name="Standard">
      <style:text-properties fo:language="en" fo:country="US" officeooo:rsid="000c174d" officeooo:paragraph-rsid="000c174d" style:language-asian="zxx" style:country-asian="none" style:language-complex="zxx" style:country-complex="none"/>
    </style:style>
    <style:style style:name="P14" style:family="paragraph" style:parent-style-name="Standard">
      <style:text-properties fo:language="en" fo:country="US" style:text-underline-style="none" fo:font-weight="bold" officeooo:rsid="000d46fd" officeooo:paragraph-rsid="000d46f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c174d"/>
    </style:style>
    <style:style style:name="T4" style:family="text">
      <style:text-properties officeooo:rsid="000c174d"/>
    </style:style>
    <style:style style:name="T5" style:family="text">
      <style:text-properties officeooo:rsid="000cad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еревод проекта в формат <text:span text:style-name="T1">MVC (</text:span>тестовый проект по курсу <text:span text:style-name="T1">PHP2)</text:span></text:p>
      <text:p text:style-name="P4"><text:span text:style-name="T1"/></text:p>
      <text:p text:style-name="P5">Создание моделей</text:p>
      <text:p text:style-name="P14"><text:span text:style-name="T2">Модель для работы с таблицей доходов </text:span>model_incomes<text:span text:style-name="T2">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36S</meta:editing-duration>
    <meta:editing-cycles>4</meta:editing-cycles>
    <meta:generator>LibreOffice/5.3.4.2$Windows_x86 LibreOffice_project/f82d347ccc0be322489bf7da61d7e4ad13fe2ff3</meta:generator>
    <dc:date>2017-10-24T18:13:09.519000000</dc:date>
    <meta:document-statistic meta:table-count="0" meta:image-count="0" meta:object-count="0" meta:page-count="1" meta:paragraph-count="3" meta:word-count="19" meta:character-count="130" meta:non-whitespace-character-count="114"/>
    <meta:user-defined meta:name="Info 1"/>
    <meta:user-defined meta:name="Info 2"/>
    <meta:user-defined meta:name="Info 3"/>
    <meta:user-defined meta:name="Info 4"/>
  </office:meta>
</office:document-meta>
</file>